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table:align="left" style:writing-mode="lr-tb"/>
    </style:style>
    <style:style style:name="Table1.A" style:family="table-column">
      <style:table-column-properties style:column-width="2.852cm"/>
    </style:style>
    <style:style style:name="Table1.B" style:family="table-column">
      <style:table-column-properties style:column-width="4.427cm"/>
    </style:style>
    <style:style style:name="Table1.C" style:family="table-column">
      <style:table-column-properties style:column-width="7.9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24cm" table:align="left" style:writing-mode="lr-tb"/>
    </style:style>
    <style:style style:name="Table2.A" style:family="table-column">
      <style:table-column-properties style:column-width="3.695cm"/>
    </style:style>
    <style:style style:name="Table2.B" style:family="table-column">
      <style:table-column-properties style:column-width="5.129cm"/>
    </style:style>
    <style:style style:name="Table2.C" style:family="table-column">
      <style:table-column-properties style:column-width="6.41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Heading_20_2">
      <style:paragraph-properties fo:margin-top="0.353cm" fo:margin-bottom="0.499cm" loext:contextual-spacing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master-page-name="Standard">
      <style:paragraph-properties style:page-number="auto"/>
      <style:text-properties fo:color="#a7074b"/>
    </style:style>
    <style:style style:name="P5" style:family="paragraph" style:parent-style-name="Heading_20_3">
      <style:paragraph-properties fo:margin-top="0.353cm" fo:margin-bottom="0.499cm" loext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T1" style:family="text">
      <style:text-properties officeooo:rsid="0012f3b0"/>
    </style:style>
    <style:style style:name="T2" style:family="text">
      <style:text-properties fo:color="#c9211e"/>
    </style:style>
    <style:style style:name="T3" style:family="text">
      <style:text-properties fo:color="#d62e4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WENDA: Plataforma Inteligente de Turismo em Angola</text:h>
      <text:p text:style-name="Standard">Relatório Técnico do Projeto Capstone do Bootcamp de Machine Learning – FTL Angola</text:p>
      <text:p text:style-name="Standard">Data: 1<text:span text:style-name="T1">8</text:span>/10/2025</text:p>
      <text:p text:style-name="P1">Grupo 1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2"><text:soft-page-break/>1. Introdução</text:h>
      <text:p text:style-name="Text_20_body">O projeto <text:span text:style-name="Strong_20_Emphasis">Wenda</text:span> é uma plataforma inteligente para o <text:span text:style-name="Strong_20_Emphasis">setor de turismo angolano</text:span>, focada em <text:span text:style-name="Strong_20_Emphasis">roteirização personalizável, recomendações inteligentes</text:span> e <text:span text:style-name="Strong_20_Emphasis">análise de dados turísticos</text:span>.<text:line-break/>O sistema será composto por:</text:p>
      <text:list xml:id="list1620213076" text:style-name="L1">
        <text:list-item>
          <text:p text:style-name="P6"><text:span text:style-name="Strong_20_Emphasis">Aplicativo mobile</text:span> voltado a turistas (experiência personalizada de viagem).</text:p>
        </text:list-item>
        <text:list-item>
          <text:p text:style-name="P6"><text:span text:style-name="Strong_20_Emphasis">Plataforma web administrativa</text:span> voltada a empresas, organizações e autoridades (monitoramento e relatórios).</text:p>
        </text:list-item>
      </text:list>
      <text:p text:style-name="Text_20_body">O objetivo é promover o turismo sustentável, aumentar a competitividade do setor e fornecer informações preditivas e segmentadas para a tomada de decisão.</text:p>
      <text:h text:style-name="P2" text:outline-level="2"/>
      <text:h text:style-name="P2" text:outline-level="2">2. Objetivos</text:h>
      <text:h text:style-name="P5" text:outline-level="3">2.1 Objetivo Geral</text:h>
      <text:p text:style-name="Text_20_body">Desenvolver uma solução baseada em <text:span text:style-name="Strong_20_Emphasis">Machine Learning e análise de dados</text:span> que auxilie turistas e organizações do setor turístico de Angola na <text:span text:style-name="Strong_20_Emphasis">planeação, recomendação e monitoramento inteligente</text:span> de rotas e experiências.</text:p>
      <text:h text:style-name="P5" text:outline-level="3">2.2 Objetivos Específicos</text:h>
      <text:list xml:id="list1859069236" text:style-name="L2">
        <text:list-item>
          <text:p text:style-name="P7">Criar um sistema de <text:span text:style-name="Strong_20_Emphasis">roteirização inteligente e personalizável</text:span>.</text:p>
        </text:list-item>
        <text:list-item>
          <text:p text:style-name="P7">Oferecer <text:span text:style-name="Strong_20_Emphasis">recomendações por nicho turístico</text:span> (praias, ecoturismo, aventura, luxo etc).</text:p>
        </text:list-item>
        <text:list-item>
          <text:p text:style-name="P7">Prever <text:span text:style-name="Strong_20_Emphasis">padrões de procura turística</text:span> com base em dados históricos e sazonais.</text:p>
        </text:list-item>
        <text:list-item>
          <text:p text:style-name="P7">Gerar <text:span text:style-name="Strong_20_Emphasis">relatórios analíticos</text:span> para autoridades, ONGs e empresas do setor.</text:p>
        </text:list-item>
        <text:list-item>
          <text:p text:style-name="P7">Classificar e segmentar turistas segundo seus <text:span text:style-name="Strong_20_Emphasis">perfis de interesse e comportamento</text:span>.</text:p>
        </text:list-item>
      </text:list>
      <text:h text:style-name="P2" text:outline-level="2"/>
      <text:h text:style-name="P2" text:outline-level="2">3. Revisão de Literatura</text:h>
      <text:p text:style-name="Text_20_body">Estudos recentes demonstram que o uso de <text:span text:style-name="Strong_20_Emphasis">inteligência artificial aplicada ao turismo</text:span> tem crescido significativamente, permitindo personalização em tempo real e previsões de demanda.<text:line-break/>Segundo a <text:span text:style-name="Strong_20_Emphasis">OMT (Organização Mundial do Turismo)</text:span>, a análise de dados e IA são pilares estratégicos para destinos emergentes.</text:p>
      <text:p text:style-name="Text_20_body"><text:soft-page-break/>Aplicações similares no mundo incluem:</text:p>
      <text:list xml:id="list2510738116" text:style-name="L3">
        <text:list-item>
          <text:p text:style-name="P8"><text:span text:style-name="Strong_20_Emphasis">TripIt</text:span> e <text:span text:style-name="Strong_20_Emphasis">Roadtrippers</text:span> (roteirização automática e personalizada).</text:p>
        </text:list-item>
        <text:list-item>
          <text:p text:style-name="P8"><text:span text:style-name="Strong_20_Emphasis">Airbnb Experiences</text:span> (recomendações baseadas em perfil).</text:p>
        </text:list-item>
        <text:list-item>
          <text:p text:style-name="P8"><text:span text:style-name="Strong_20_Emphasis">Google Travel Insights</text:span> (análise de tendências de busca e fluxos turísticos).</text:p>
        </text:list-item>
      </text:list>
      <text:p text:style-name="Text_20_body">Contudo, há uma carência de <text:span text:style-name="Strong_20_Emphasis">plataformas locais</text:span> voltadas ao <text:span text:style-name="Strong_20_Emphasis">turismo africano</text:span> — especialmente em Angola — com integração entre roteirização, previsão e relatórios setoriais.</text:p>
      <text:p text:style-name="Text_20_body">O <text:span text:style-name="Strong_20_Emphasis">Wenda</text:span> busca preencher essa lacuna.</text:p>
      <text:h text:style-name="P2" text:outline-level="2"/>
      <text:h text:style-name="P2" text:outline-level="2">4. Dados</text:h>
      <text:h text:style-name="P5" text:outline-level="3">4.1 Fontes de Dados</text:h>
      <text:list xml:id="list2384811799" text:style-name="L4">
        <text:list-item>
          <text:p text:style-name="P9"><text:span text:style-name="Strong_20_Emphasis">Bases públicas e governamentais</text:span>: INAPEM, MINHOTUR, INE.</text:p>
        </text:list-item>
        <text:list-item>
          <text:p text:style-name="P9"><text:span text:style-name="Strong_20_Emphasis">APIs externas</text:span>: Google Maps, OpenWeather, TripAdvisor, GeoNames.</text:p>
        </text:list-item>
        <text:list-item>
          <text:p text:style-name="P9"><text:span text:style-name="Strong_20_Emphasis">Dados próprios</text:span>: registros de uso da plataforma e feedback dos turistas.</text:p>
        </text:list-item>
      </text:list>
      <text:h text:style-name="P5" text:outline-level="3">4.2 Estrutura dos Dados</text:h>
      <text:list xml:id="list2639918989" text:style-name="L5">
        <text:list-item>
          <text:p text:style-name="P10">Localizações (coordenadas, regiões, categorias).</text:p>
        </text:list-item>
        <text:list-item>
          <text:p text:style-name="P10">Atrações (nome, tipo, horário, classificação).</text:p>
        </text:list-item>
        <text:list-item>
          <text:p text:style-name="P10">Utilizadores (idade, preferências, histórico de navegação).</text:p>
        </text:list-item>
        <text:list-item>
          <text:p text:style-name="P10">Registos de viagens, avaliações e comportamentos.</text:p>
        </text:list-item>
      </text:list>
      <text:h text:style-name="P5" text:outline-level="3">4.3 Tratamento e Análise</text:h>
      <text:list xml:id="list4019438142" text:style-name="L6">
        <text:list-item>
          <text:p text:style-name="P11">Limpeza, normalização e enriquecimento de dados geográficos.</text:p>
        </text:list-item>
        <text:list-item>
          <text:p text:style-name="P11">Análise exploratória com <text:span text:style-name="Strong_20_Emphasis">Pandas, NumPy e Matplotlib</text:span>.</text:p>
        </text:list-item>
        <text:list-item>
          <text:p text:style-name="P11">Criação de modelos de previsão com <text:span text:style-name="Strong_20_Emphasis">Scikit-Learn</text:span>.</text:p>
        </text:list-item>
      </text:list>
      <text:h text:style-name="P2" text:outline-level="2"><text:soft-page-break/></text:h>
      <text:h text:style-name="P2" text:outline-level="2"/>
      <text:h text:style-name="P2" text:outline-level="2">5. Funcionalidades Principai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tegoria</text:p>
            </table:table-cell>
            <table:table-cell table:style-name="Table1.A1" office:value-type="string">
              <text:p text:style-name="Table_20_Heading">Funcionalidade</text:p>
            </table:table-cell>
            <table:table-cell table:style-name="Table1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1.A1" office:value-type="string">
            <text:p text:style-name="Table_20_Contents">Roteirização</text:p>
          </table:table-cell>
          <table:table-cell table:style-name="Table1.A1" office:value-type="string">
            <text:p text:style-name="Table_20_Contents">Planeamento inteligente de rotas</text:p>
          </table:table-cell>
          <table:table-cell table:style-name="Table1.A1" office:value-type="string">
            <text:p text:style-name="Table_20_Contents">Geração automática de itinerários otimizados segundo preferências do turista</text:p>
          </table:table-cell>
        </table:table-row>
        <table:table-row>
          <table:table-cell table:style-name="Table1.A1" office:value-type="string">
            <text:p text:style-name="Table_20_Contents">Recomendação</text:p>
          </table:table-cell>
          <table:table-cell table:style-name="Table1.A1" office:value-type="string">
            <text:p text:style-name="Table_20_Contents">Sugestões por nicho</text:p>
          </table:table-cell>
          <table:table-cell table:style-name="Table1.A1" office:value-type="string">
            <text:p text:style-name="Table_20_Contents">Locais e atividades recomendadas por perfil (aventura, luxo, cultural, etc)</text:p>
          </table:table-cell>
        </table:table-row>
        <table:table-row>
          <table:table-cell table:style-name="Table1.A1" office:value-type="string">
            <text:p text:style-name="Table_20_Contents">Análise Preditiva</text:p>
          </table:table-cell>
          <table:table-cell table:style-name="Table1.A1" office:value-type="string">
            <text:p text:style-name="Table_20_Contents">Previsão de procura turística</text:p>
          </table:table-cell>
          <table:table-cell table:style-name="Table1.A1" office:value-type="string">
            <text:p text:style-name="Table_20_Contents">Modelos de ML para prever demanda sazonal</text:p>
          </table:table-cell>
        </table:table-row>
        <table:table-row>
          <table:table-cell table:style-name="Table1.A1" office:value-type="string">
            <text:p text:style-name="Table_20_Contents">Relatórios</text:p>
          </table:table-cell>
          <table:table-cell table:style-name="Table1.A1" office:value-type="string">
            <text:p text:style-name="Table_20_Contents">Relatórios automáticos</text:p>
          </table:table-cell>
          <table:table-cell table:style-name="Table1.A1" office:value-type="string">
            <text:p text:style-name="Table_20_Contents">Geração de dashboards e relatórios em PDF/Excel</text:p>
          </table:table-cell>
        </table:table-row>
        <table:table-row>
          <table:table-cell table:style-name="Table1.A1" office:value-type="string">
            <text:p text:style-name="Table_20_Contents">Segmentação</text:p>
          </table:table-cell>
          <table:table-cell table:style-name="Table1.A1" office:value-type="string">
            <text:p text:style-name="Table_20_Contents">Classificação de perfis</text:p>
          </table:table-cell>
          <table:table-cell table:style-name="Table1.A1" office:value-type="string">
            <text:p text:style-name="Table_20_Contents">Agrupamento de turistas com base em comportamento e histórico</text:p>
          </table:table-cell>
        </table:table-row>
        <table:table-row>
          <table:table-cell table:style-name="Table1.A1" office:value-type="string">
            <text:p text:style-name="Table_20_Contents">Plataforma</text:p>
          </table:table-cell>
          <table:table-cell table:style-name="Table1.A1" office:value-type="string">
            <text:p text:style-name="Table_20_Contents">Portal administrativo e app mobile</text:p>
          </table:table-cell>
          <table:table-cell table:style-name="Table1.A1" office:value-type="string">
            <text:p text:style-name="Table_20_Contents">Gestão centralizada e experiência integrada</text:p>
          </table:table-cell>
        </table:table-row>
      </table:table>
      <text:p text:style-name="Horizontal_20_Line"/>
      <text:h text:style-name="P2" text:outline-level="2">6. Arquitetura Tecnológica</text:h>
      <text:p text:style-name="Text_20_body">O sistema <text:span text:style-name="Strong_20_Emphasis">Wenda</text:span> será composto por três camadas principais:</text:p>
      <text:h text:style-name="P5" text:outline-level="3">6.1 Camada de Apresentação</text:h>
      <text:list xml:id="list1997626433" text:style-name="L7">
        <text:list-item>
          <text:p text:style-name="P12"><text:span text:style-name="Strong_20_Emphasis">Frontend Web</text:span>: React.js (administração e relatórios).</text:p>
        </text:list-item>
        <text:list-item>
          <text:p text:style-name="P12"><text:span text:style-name="Strong_20_Emphasis">Mobile App</text:span>: React Native (Android/iOS).</text:p>
        </text:list-item>
        <text:list-item>
          <text:p text:style-name="P12"><text:span text:style-name="Strong_20_Emphasis">Mapas e geolocalização</text:span>: Leaflet ou Google Maps SDK.</text:p>
        </text:list-item>
      </text:list>
      <text:h text:style-name="P5" text:outline-level="3">6.2 Camada de Lógica e API</text:h>
      <text:list xml:id="list3007204695" text:style-name="L8">
        <text:list-item>
          <text:p text:style-name="P13"><text:span text:style-name="Strong_20_Emphasis">Backend</text:span>: Node.js com <text:span text:style-name="Strong_20_Emphasis">Fastify</text:span>.</text:p>
        </text:list-item>
        <text:list-item>
          <text:p text:style-name="P13"><text:span text:style-name="Strong_20_Emphasis">Autenticação e segurança</text:span>: JWT e OAuth2.</text:p>
        </text:list-item>
        <text:list-item>
          <text:p text:style-name="P13"><text:span text:style-name="Strong_20_Emphasis">Documentação e testes de API</text:span>: Swagger e Postman.</text:p>
        </text:list-item>
        <text:list-item>
          <text:p text:style-name="P13"><text:span text:style-name="Strong_20_Emphasis">Integrações externas</text:span>: APIs de clima, turismo e geolocalização.</text:p>
        </text:list-item>
      </text:list>
      <text:h text:style-name="P5" text:outline-level="3"><text:soft-page-break/>6.3 Camada de Dados e Inteligência</text:h>
      <text:list xml:id="list2567403952" text:style-name="L9">
        <text:list-item>
          <text:p text:style-name="P14"><text:span text:style-name="Strong_20_Emphasis">Banco de Dados Principal</text:span>: PostgreSQL com <text:span text:style-name="Strong_20_Emphasis">Prisma ORM</text:span>.</text:p>
        </text:list-item>
        <text:list-item>
          <text:p text:style-name="P14"><text:span text:style-name="Strong_20_Emphasis">Camada de Machine Learning</text:span>: Python (Scikit-Learn, Pandas, NumPy).</text:p>
        </text:list-item>
        <text:list-item>
          <text:p text:style-name="P14"><text:span text:style-name="Strong_20_Emphasis">Serviços de IA</text:span>: Flask API para servir modelos de ML.</text:p>
        </text:list-item>
        <text:list-item>
          <text:p text:style-name="P14"><text:span text:style-name="Strong_20_Emphasis">Armazenamento</text:span>: AWS S3 / Supabase Storage.</text:p>
        </text:list-item>
      </text:list>
      <text:h text:style-name="P2" text:outline-level="2"/>
      <text:h text:style-name="P2" text:outline-level="2">7. Arquitetura Técnica Detalhada e Tecnologias Utilizada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amada</text:p>
            </table:table-cell>
            <table:table-cell table:style-name="Table2.A1" office:value-type="string">
              <text:p text:style-name="Table_20_Heading">Tecnologia</text:p>
            </table:table-cell>
            <table:table-cell table:style-name="Table2.A1" office:value-type="string">
              <text:p text:style-name="Table_20_Heading">Função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Frontend</text:span></text:p>
          </table:table-cell>
          <table:table-cell table:style-name="Table2.A1" office:value-type="string">
            <text:p text:style-name="Table_20_Contents">React.js / React Native</text:p>
          </table:table-cell>
          <table:table-cell table:style-name="Table2.A1" office:value-type="string">
            <text:p text:style-name="Table_20_Contents">Interfaces web e mobile responsiva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ackend</text:span></text:p>
          </table:table-cell>
          <table:table-cell table:style-name="Table2.A1" office:value-type="string">
            <text:p text:style-name="Table_20_Contents">Fastify + Node.js</text:p>
          </table:table-cell>
          <table:table-cell table:style-name="Table2.A1" office:value-type="string">
            <text:p text:style-name="Table_20_Contents">API principal e integração com serviço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anco de Dados</text:span></text:p>
          </table:table-cell>
          <table:table-cell table:style-name="Table2.A1" office:value-type="string">
            <text:p text:style-name="Table_20_Contents">PostgreSQL + Prisma</text:p>
          </table:table-cell>
          <table:table-cell table:style-name="Table2.A1" office:value-type="string">
            <text:p text:style-name="Table_20_Contents">Modelagem relacional e queries otimizada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achine Learning</text:span></text:p>
          </table:table-cell>
          <table:table-cell table:style-name="Table2.A1" office:value-type="string">
            <text:p text:style-name="Table_20_Contents">Python (Scikit-Learn, Pandas, NumPy)</text:p>
          </table:table-cell>
          <table:table-cell table:style-name="Table2.A1" office:value-type="string">
            <text:p text:style-name="Table_20_Contents">Treino e previsão de modelos de recomendaçã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nfraestrutura</text:span></text:p>
          </table:table-cell>
          <table:table-cell table:style-name="Table2.A1" office:value-type="string">
            <text:p text:style-name="Table_20_Contents">Docker / Docker Compose</text:p>
          </table:table-cell>
          <table:table-cell table:style-name="Table2.A1" office:value-type="string">
            <text:p text:style-name="Table_20_Contents">Contêinerização e fácil deplo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loud</text:span></text:p>
          </table:table-cell>
          <table:table-cell table:style-name="Table2.A1" office:value-type="string">
            <text:p text:style-name="Table_20_Contents">AWS / Supabase / Render</text:p>
          </table:table-cell>
          <table:table-cell table:style-name="Table2.A1" office:value-type="string">
            <text:p text:style-name="Table_20_Contents">Hospedagem e armazenament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utenticação</text:span></text:p>
          </table:table-cell>
          <table:table-cell table:style-name="Table2.A1" office:value-type="string">
            <text:p text:style-name="Table_20_Contents">JWT / OAuth2</text:p>
          </table:table-cell>
          <table:table-cell table:style-name="Table2.A1" office:value-type="string">
            <text:p text:style-name="Table_20_Contents">Segurança e controle de acess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apas e Geodados</text:span></text:p>
          </table:table-cell>
          <table:table-cell table:style-name="Table2.A1" office:value-type="string">
            <text:p text:style-name="Table_20_Contents">Leaflet / Google Maps API</text:p>
          </table:table-cell>
          <table:table-cell table:style-name="Table2.A1" office:value-type="string">
            <text:p text:style-name="Table_20_Contents">Exibição de rotas e pontos turístico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Visualização de Dados</text:span></text:p>
          </table:table-cell>
          <table:table-cell table:style-name="Table2.A1" office:value-type="string">
            <text:p text:style-name="Table_20_Contents">Power BI / Plotly / Dash</text:p>
          </table:table-cell>
          <table:table-cell table:style-name="Table2.A1" office:value-type="string">
            <text:p text:style-name="Table_20_Contents">Dashboards interativos e relatório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ntegrações</text:span></text:p>
          </table:table-cell>
          <table:table-cell table:style-name="Table2.A1" office:value-type="string">
            <text:p text:style-name="Table_20_Contents">APIs de turismo, clima e transporte</text:p>
          </table:table-cell>
          <table:table-cell table:style-name="Table2.A1" office:value-type="string">
            <text:p text:style-name="Table_20_Contents">Enriquecimento de dados e contexto</text:p>
          </table:table-cell>
        </table:table-row>
      </table:table>
      <text:p text:style-name="Horizontal_20_Line"/>
      <text:h text:style-name="P2" text:outline-level="2"><text:soft-page-break/></text:h>
      <text:h text:style-name="P2" text:outline-level="2"/>
      <text:h text:style-name="P2" text:outline-level="2">8. Metodologia de Desenvolvimento</text:h>
      <text:list xml:id="list3442658352" text:style-name="L10">
        <text:list-item>
          <text:p text:style-name="P15"><text:span text:style-name="Strong_20_Emphasis">Metodologia Ágil (Scrum)</text:span> com sprints semanais.</text:p>
        </text:list-item>
        <text:list-item>
          <text:p text:style-name="P15">Uso de <text:span text:style-name="Strong_20_Emphasis">Git e GitHub</text:span> para versionamento e colaboração.</text:p>
        </text:list-item>
        <text:list-item>
          <text:p text:style-name="P15"><text:span text:style-name="Strong_20_Emphasis">CI/CD</text:span> com GitHub Actions e ambientes Docker.</text:p>
        </text:list-item>
        <text:list-item>
          <text:p text:style-name="P15"><text:span text:style-name="Strong_20_Emphasis">Testes automatizados</text:span> (Jest / Supertest).</text:p>
        </text:list-item>
      </text:list>
      <text:h text:style-name="P2" text:outline-level="2"/>
      <text:h text:style-name="P2" text:outline-level="2">9. Resultados Esperados</text:h>
      <text:list xml:id="list252460107" text:style-name="L11">
        <text:list-item>
          <text:p text:style-name="P16">Aumento da <text:span text:style-name="Strong_20_Emphasis">eficiência na planificação turística</text:span>.</text:p>
        </text:list-item>
        <text:list-item>
          <text:p text:style-name="P16">Disponibilização de <text:span text:style-name="Strong_20_Emphasis">relatórios dinâmicos</text:span> para entidades públicas.</text:p>
        </text:list-item>
        <text:list-item>
          <text:p text:style-name="P16">Melhoria da <text:span text:style-name="Strong_20_Emphasis">experiência de viagem personalizada</text:span>.</text:p>
        </text:list-item>
        <text:list-item>
          <text:p text:style-name="P16">Consolidação de <text:span text:style-name="Strong_20_Emphasis">dados nacionais sobre fluxos turísticos</text:span>.</text:p>
        </text:list-item>
      </text:list>
      <text:h text:style-name="P2" text:outline-level="2"/>
      <text:h text:style-name="P2" text:outline-level="2">10. Conclusão</text:h>
      <text:p text:style-name="Text_20_body">O projeto <text:span text:style-name="Strong_20_Emphasis">Wenda</text:span> pretende posicionar-se como a primeira plataforma de <text:span text:style-name="Strong_20_Emphasis">inteligência turística de Angola</text:span>, combinando tecnologia, dados e IA para fortalecer o ecossistema turístico nacional.<text:line-break/>Com base em práticas modernas de desenvolvimento e aprendizado de máquina, o sistema visa apoiar <text:span text:style-name="Strong_20_Emphasis">turistas, empresas e decisores públicos</text:span>, promovendo inovação e sustentabilidad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5-10-19T16:49:40.242000000</dc:date>
    <meta:editing-duration>PT21H25M52S</meta:editing-duration>
    <meta:generator>Trio_Office/6.2.8.2$Windows_x86 LibreOffice_project/</meta:generator>
    <meta:document-statistic meta:table-count="2" meta:image-count="0" meta:object-count="0" meta:page-count="6" meta:paragraph-count="124" meta:word-count="829" meta:character-count="5743" meta:non-whitespace-character-count="50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